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ce3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HAN NOM 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HAN NOM 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74.07mm" svg:height="154.27mm" svg:x="176.39mm" svg:y="17mm">
            <loext:p/>
            <draw:object draw:notify-on-update-of-ranges="Hoja1.A2:Hoja1.A17 Hoja1.B1:Hoja1.B1 Hoja1.B2:Hoja1.B17 Hoja1.A2:Hoja1.A17 Hoja1.C1:Hoja1.C1 Hoja1.C2:Hoja1.C17 Hoja1.A2:Hoja1.A17 Hoja1.D1:Hoja1.D1 Hoja1.D2:Hoja1.D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Cola</text:p>
          </table:table-cell>
          <table:table-cell table:style-name="ce1" office:value-type="string" calcext:value-type="string">
            <office:annotation draw:style-name="gr2" draw:text-style-name="P3" svg:width="28.99mm" svg:height="9.39mm" svg:x="51.15mm" svg:y="0mm" draw:caption-point-x="-6.1mm" draw:caption-point-y="0.1mm">
              <dc:date>2018-03-10T00:00:00</dc:date>
              <text:p text:style-name="P2">Desired workers</text:p>
            </office:annotation>
            <text:p>Workers</text:p>
          </table:table-cell>
          <table:table-cell table:style-name="ce1" office:value-type="string" calcext:value-type="string">
            <text:p>Workerslog</text:p>
          </table:table-cell>
          <table:table-cell table:style-name="ce1" office:value-type="string" calcext:value-type="string">
            <text:p>Workerslog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ROUND(POWER(LOG([.A2]+0.509*[.$G$3];[.$G$3]);[.$G$4]))" office:value-type="float" office:value="0" calcext:value-type="float">
            <text:p>0</text:p>
          </table:table-cell>
          <table:table-cell table:formula="of:=ROUND(POWER(LOG([.A2]+0.509*[.$G$5];[.$G$5]);[.$G$6]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ROUND(POWER(LOG([.A3]+0.509*[.$G$3];[.$G$3]);[.$G$4]))" office:value-type="float" office:value="1" calcext:value-type="float">
            <text:p>1</text:p>
          </table:table-cell>
          <table:table-cell table:formula="of:=ROUND(POWER(LOG([.A3]+0.509*[.$G$5];[.$G$5]);[.$G$6]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office:annotation draw:style-name="gr3" draw:text-style-name="P3" svg:width="28.99mm" svg:height="9.91mm" svg:x="141.46mm" svg:y="0mm" draw:caption-point-x="-6.1mm" draw:caption-point-y="9.13mm">
              <dc:date>2018-03-10T00:00:00</dc:date>
              <text:p text:style-name="P2">Input your desired formula</text:p>
            </office:annotation>
            <text:p>BASE_LOG</text:p>
          </table:table-cell>
          <table:table-cell table:style-name="ce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ROUND(POWER(LOG([.A4]+0.509*[.$G$3];[.$G$3]);[.$G$4]))" office:value-type="float" office:value="1" calcext:value-type="float">
            <text:p>1</text:p>
          </table:table-cell>
          <table:table-cell table:formula="of:=ROUND(POWER(LOG([.A4]+0.509*[.$G$5];[.$G$5]);[.$G$6]))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EXP</text:p>
          </table:table-cell>
          <table:table-cell table:style-name="ce2"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ROUND(POWER(LOG([.A5]+0.509*[.$G$3];[.$G$3]);[.$G$4]))" office:value-type="float" office:value="1" calcext:value-type="float">
            <text:p>1</text:p>
          </table:table-cell>
          <table:table-cell table:formula="of:=ROUND(POWER(LOG([.A5]+0.509*[.$G$5];[.$G$5]);[.$G$6]))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BASE_LOG</text:p>
          </table:table-cell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ROUND(POWER(LOG([.A6]+0.509*[.$G$3];[.$G$3]);[.$G$4]))" office:value-type="float" office:value="4" calcext:value-type="float">
            <text:p>4</text:p>
          </table:table-cell>
          <table:table-cell table:formula="of:=ROUND(POWER(LOG([.A6]+0.509*[.$G$5];[.$G$5]);[.$G$6]))" office:value-type="float" office:value="10" calcext:value-type="float">
            <text:p>10</text:p>
          </table:table-cell>
          <table:table-cell/>
          <table:table-cell table:style-name="ce1" office:value-type="string" calcext:value-type="string">
            <text:p>EXP</text:p>
          </table:table-cell>
          <table:table-cell table:style-name="ce2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formula="of:=ROUND(POWER(LOG([.A7]+0.509*[.$G$3];[.$G$3]);[.$G$4]))" office:value-type="float" office:value="6" calcext:value-type="float">
            <text:p>6</text:p>
          </table:table-cell>
          <table:table-cell table:formula="of:=ROUND(POWER(LOG([.A7]+0.509*[.$G$5];[.$G$5]);[.$G$6])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" calcext:value-type="float">
            <text:p>10</text:p>
          </table:table-cell>
          <table:table-cell table:formula="of:=ROUND(POWER(LOG([.A8]+0.509*[.$G$3];[.$G$3]);[.$G$4]))" office:value-type="float" office:value="12" calcext:value-type="float">
            <text:p>12</text:p>
          </table:table-cell>
          <table:table-cell table:formula="of:=ROUND(POWER(LOG([.A8]+0.509*[.$G$5];[.$G$5]);[.$G$6])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" calcext:value-type="float">
            <text:p>15</text:p>
          </table:table-cell>
          <table:table-cell table:formula="of:=ROUND(POWER(LOG([.A9]+0.509*[.$G$3];[.$G$3]);[.$G$4]))" office:value-type="float" office:value="16" calcext:value-type="float">
            <text:p>16</text:p>
          </table:table-cell>
          <table:table-cell table:formula="of:=ROUND(POWER(LOG([.A9]+0.509*[.$G$5];[.$G$5]);[.$G$6])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" calcext:value-type="float">
            <text:p>20</text:p>
          </table:table-cell>
          <table:table-cell table:formula="of:=ROUND(POWER(LOG([.A10]+0.509*[.$G$3];[.$G$3]);[.$G$4]))" office:value-type="float" office:value="23" calcext:value-type="float">
            <text:p>23</text:p>
          </table:table-cell>
          <table:table-cell table:formula="of:=ROUND(POWER(LOG([.A10]+0.509*[.$G$5];[.$G$5]);[.$G$6])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30" calcext:value-type="float">
            <text:p>30</text:p>
          </table:table-cell>
          <table:table-cell table:formula="of:=ROUND(POWER(LOG([.A11]+0.509*[.$G$3];[.$G$3]);[.$G$4]))" office:value-type="float" office:value="31" calcext:value-type="float">
            <text:p>31</text:p>
          </table:table-cell>
          <table:table-cell table:formula="of:=ROUND(POWER(LOG([.A11]+0.509*[.$G$5];[.$G$5]);[.$G$6])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35" calcext:value-type="float">
            <text:p>35</text:p>
          </table:table-cell>
          <table:table-cell table:formula="of:=ROUND(POWER(LOG([.A12]+0.509*[.$G$3];[.$G$3]);[.$G$4]))" office:value-type="float" office:value="38" calcext:value-type="float">
            <text:p>38</text:p>
          </table:table-cell>
          <table:table-cell table:formula="of:=ROUND(POWER(LOG([.A12]+0.509*[.$G$5];[.$G$5]);[.$G$6])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0" calcext:value-type="float">
            <text:p>40</text:p>
          </table:table-cell>
          <table:table-cell table:formula="of:=ROUND(POWER(LOG([.A13]+0.509*[.$G$3];[.$G$3]);[.$G$4]))" office:value-type="float" office:value="47" calcext:value-type="float">
            <text:p>47</text:p>
          </table:table-cell>
          <table:table-cell table:formula="of:=ROUND(POWER(LOG([.A13]+0.509*[.$G$5];[.$G$5]);[.$G$6])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50" calcext:value-type="float">
            <text:p>50</text:p>
          </table:table-cell>
          <table:table-cell table:formula="of:=ROUND(POWER(LOG([.A14]+0.509*[.$G$3];[.$G$3]);[.$G$4]))" office:value-type="float" office:value="54" calcext:value-type="float">
            <text:p>54</text:p>
          </table:table-cell>
          <table:table-cell table:formula="of:=ROUND(POWER(LOG([.A14]+0.509*[.$G$5];[.$G$5]);[.$G$6])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5" calcext:value-type="float">
            <text:p>55</text:p>
          </table:table-cell>
          <table:table-cell table:formula="of:=ROUND(POWER(LOG([.A15]+0.509*[.$G$3];[.$G$3]);[.$G$4]))" office:value-type="float" office:value="62" calcext:value-type="float">
            <text:p>62</text:p>
          </table:table-cell>
          <table:table-cell table:formula="of:=ROUND(POWER(LOG([.A15]+0.509*[.$G$5];[.$G$5]);[.$G$6])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65" calcext:value-type="float">
            <text:p>65</text:p>
          </table:table-cell>
          <table:table-cell table:formula="of:=ROUND(POWER(LOG([.A16]+0.509*[.$G$3];[.$G$3]);[.$G$4]))" office:value-type="float" office:value="72" calcext:value-type="float">
            <text:p>72</text:p>
          </table:table-cell>
          <table:table-cell table:formula="of:=ROUND(POWER(LOG([.A16]+0.509*[.$G$5];[.$G$5]);[.$G$6])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70" calcext:value-type="float">
            <text:p>70</text:p>
          </table:table-cell>
          <table:table-cell table:formula="of:=ROUND(POWER(LOG([.A17]+0.509*[.$G$3];[.$G$3]);[.$G$4]))" office:value-type="float" office:value="80" calcext:value-type="float">
            <text:p>80</text:p>
          </table:table-cell>
          <table:table-cell table:formula="of:=ROUND(POWER(LOG([.A17]+0.509*[.$G$5];[.$G$5]);[.$G$6]))" office:value-type="float" office:value="46" calcext:value-type="float">
            <text:p>4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HAN NOM A" style:font-family-asian="'HAN NOM A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13:07:19.2609038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23:23.393916896</meta:creation-date>
    <dc:date>2018-03-10T13:10:53.726522867</dc:date>
    <meta:editing-duration>P5DT21H8M4S</meta:editing-duration>
    <meta:editing-cycles>4</meta:editing-cycles>
    <meta:generator>LibreOffice/5.3.7.2.0$Linux_X86_64 LibreOffice_project/30m0$Build-2</meta:generator>
    <meta:document-statistic meta:table-count="1" meta:cell-count="7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7.408cm" svg:height="15.428cm" xlink:href=".." xlink:type="simple" chart:class="chart:scatter" chart:style-name="ch1">
        <chart:legend chart:legend-position="end" svg:x="24.159cm" svg:y="6.917cm" style:legend-expansion="high" chart:style-name="ch2"/>
        <chart:plot-area chart:style-name="ch3" table:cell-range-address="Hoja1.A2:Hoja1.D17 Hoja1.B1:Hoja1.D1" chart:data-source-has-labels="row" svg:x="0.548cm" svg:y="0.308cm" svg:width="23.063cm" svg:height="14.812cm">
          <chartooo:coordinate-region svg:x="1.169cm" svg:y="0.507cm" svg:width="21.792cm" svg:height="13.9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17" chart:label-cell-address="Hoja1.B1:Hoja1.B1" chart:class="chart:scatter">
            <chart:domain table:cell-range-address="Hoja1.A2:Hoja1.A17"/>
            <chart:data-point chart:repeated="16"/>
          </chart:series>
          <chart:series chart:style-name="ch8" chart:values-cell-range-address="Hoja1.C2:Hoja1.C17" chart:label-cell-address="Hoja1.C1:Hoja1.C1" chart:class="chart:scatter">
            <chart:data-point chart:repeated="16"/>
          </chart:series>
          <chart:series chart:style-name="ch9" chart:values-cell-range-address="Hoja1.D2:Hoja1.D17" chart:label-cell-address="Hoja1.D1:Hoja1.D1" chart:class="chart:scatter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Workers</text:p>
                <draw:g>
                  <svg:desc>Hoja1.B1:Hoja1.B1</svg:desc>
                </draw:g>
              </table:table-cell>
              <table:table-cell office:value-type="string">
                <text:p>Workerslog</text:p>
                <draw:g>
                  <svg:desc>Hoja1.C1:Hoja1.C1</svg:desc>
                </draw:g>
              </table:table-cell>
              <table:table-cell office:value-type="string">
                <text:p>Workerslog2</text:p>
                <draw:g>
                  <svg:desc>Hoja1.D1:Hoj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A2:Hoja1.A17</svg:desc>
                </draw:g>
              </table:table-cell>
              <table:table-cell office:value-type="float" office:value="0">
                <text:p>0</text:p>
                <draw:g>
                  <svg:desc>Hoja1.B2:Hoja1.B17</svg:desc>
                </draw:g>
              </table:table-cell>
              <table:table-cell office:value-type="float" office:value="0">
                <text:p>0</text:p>
                <draw:g>
                  <svg:desc>Hoja1.C2:Hoja1.C17</svg:desc>
                </draw:g>
              </table:table-cell>
              <table:table-cell office:value-type="float" office:value="0">
                <text:p>0</text:p>
                <draw:g>
                  <svg:desc>Hoja1.D2:Hoja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0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0">
                <text:p>3000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">
                <text:p>50000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">
                <text:p>70000</text:p>
              </table:table-cell>
              <table:table-cell office:value-type="float" office:value="50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55">
                <text:p>55</text:p>
              </table:table-cell>
              <table:table-cell office:value-type="float" office:value="62">
                <text:p>6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000">
                <text:p>150000</text:p>
              </table:table-cell>
              <table:table-cell office:value-type="float" office:value="65">
                <text:p>65</text:p>
              </table:table-cell>
              <table:table-cell office:value-type="float" office:value="72">
                <text:p>7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000">
                <text:p>20000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7.2.0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